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justify" style:justify-single-word="false"/>
      <style:text-properties fo:language="ru" fo:country="RU" fo:font-style="italic" style:font-style-asian="italic" style:font-style-complex="italic"/>
    </style:style>
    <style:style style:name="P7"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8" style:family="paragraph" style:parent-style-name="Text_20_body">
      <style:paragraph-properties fo:text-align="center" style:justify-single-word="false"/>
      <style:text-properties fo:language="ru" fo:country="RU" fo:font-style="italic" style:font-style-asian="italic" style:font-style-complex="italic"/>
    </style:style>
    <style:style style:name="P9"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1" style:family="paragraph" style:parent-style-name="Text_20_body">
      <style:paragraph-properties fo:text-align="justify" style:justify-single-word="false"/>
      <style:text-properties fo:language="ru" fo:country="RU" fo:font-weight="bold" style:font-weight-asian="bold" style:font-weight-complex="bold"/>
    </style:style>
    <style:style style:name="P12" style:family="paragraph" style:parent-style-name="Text_20_body">
      <style:paragraph-properties fo:text-align="justify" style:justify-single-word="false"/>
      <style:text-properties fo:language="ru" fo:country="RU" fo:background-color="#00ccff"/>
    </style:style>
    <style:style style:name="P13" style:family="paragraph" style:parent-style-name="Text_20_body">
      <style:paragraph-properties fo:text-align="justify" style:justify-single-word="false"/>
      <style:text-properties fo:language="ru" fo:country="RU" fo:background-color="#ffffff"/>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ab-stops>
          <style:tab-stop style:position="19.029cm"/>
        </style:tab-stops>
      </style:paragraph-properties>
    </style:style>
    <style:style style:name="P17" style:family="paragraph" style:parent-style-name="Text_20_body">
      <style:paragraph-properties fo:text-align="justify" style:justify-single-word="false"/>
      <style:text-properties fo:color="#0000ff"/>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0" style:family="paragraph" style:parent-style-name="Text_20_body">
      <style:paragraph-properties fo:text-align="justify" style:justify-single-word="false"/>
      <style:text-properties fo:color="#c9211e" fo:language="ru" fo:country="RU"/>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Quotations">
      <style:text-properties fo:language="ru" fo:country="RU"/>
    </style:style>
    <style:style style:name="P23"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5" style:family="paragraph" style:parent-style-name="Standard">
      <style:paragraph-properties fo:margin-left="0cm" fo:margin-right="0cm" fo:text-align="justify" style:justify-single-word="false" fo:text-indent="0.499cm" style:auto-text-indent="false"/>
      <style:text-properties fo:language="ru" fo:country="RU"/>
    </style:style>
    <style:style style:name="P26" style:family="paragraph" style:parent-style-name="Standard">
      <style:paragraph-properties fo:text-align="justify" style:justify-single-word="false"/>
      <style:text-properties fo:language="ru" fo:country="RU"/>
    </style:style>
    <style:style style:name="P27"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28" style:family="paragraph" style:parent-style-name="Heading_20_1">
      <style:paragraph-properties fo:text-align="justify" style:justify-single-word="false"/>
    </style:style>
    <style:style style:name="P29" style:family="paragraph" style:parent-style-name="Heading_20_1" style:master-page-name="MP0">
      <style:paragraph-properties fo:text-align="center" style:justify-single-word="false" style:page-number="auto" fo:break-before="page"/>
      <style:text-properties fo:language="ru" fo:country="RU"/>
    </style:style>
    <style:style style:name="P30" style:family="paragraph" style:parent-style-name="Heading_20_2">
      <style:paragraph-properties fo:text-align="center" style:justify-single-word="false"/>
      <style:text-properties fo:language="ru" fo:country="RU"/>
    </style:style>
    <style:style style:name="P31" style:family="paragraph" style:parent-style-name="Heading_20_2">
      <style:paragraph-properties fo:text-align="center" style:justify-single-word="false"/>
    </style:style>
    <style:style style:name="P32" style:family="paragraph" style:parent-style-name="Text_20_body">
      <style:paragraph-properties fo:text-align="justify" style:justify-single-word="false"/>
      <style:text-properties fo:language="ru" fo:country="RU"/>
    </style:style>
    <style:style style:name="P33"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Семь вечностей</text:h>
      <text:p text:style-name="P2">(ниспадающее безумие)</text:p>
      <text:p text:style-name="P14"><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0" text:outline-level="2">1</text:h>
      <text:p text:style-name="P15"><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7">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5"><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28"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5"><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5"><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text:soft-page-break/>-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5"><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5"><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5"><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text:soft-page-break/></text:p>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5"><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5"><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5"><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5"><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5"><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5"><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5"><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5"/>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5"><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5"><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5"><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5"/>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30"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5"><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6">…шшш…</text:p>
      <text:p text:style-name="P15"><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18">adveniat regnum tuum;</text:p>
      <text:p text:style-name="P18">fiat voluntas tua, sicut in caelo et in terra…</text:p>
      <text:p text:style-name="P18">…хрррсссшшш…</text:p>
      <text:p text:style-name="P18">ne nuclear bellum. Amen</text:p>
      <text:p text:style-name="P18">…шшшссс…</text:p>
      <text:p text:style-name="P18"/>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5"><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5"><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5"><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5"><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5"><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5"><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5"><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5"><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30"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30"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5"><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5"><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5"><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5"><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5"><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5"><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5"><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5"><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1"/>
      <text:p text:style-name="P3">- Ну так и жри, пока не скисло! - заорала поняха, повернув к нему голову.</text:p>
      <text:p text:style-name="P3"/>
      <text:p text:style-name="P15"><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5"><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5">-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30"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30" text:outline-level="2">4</text:h>
      <text:p text:style-name="P3"/>
      <text:p text:style-name="P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сссшшш… военные расходы стали максимальными за всю историю наблюдения – говорится в ежегодном отчёте международной …шшш…</text:p>
      <text:p text:style-name="P6">…хррршшш… заступил на дежурство девятнадцатый дивизион ПВО дальнего …шшшсссссшшш…</text:p>
      <text:p text:style-name="P6"/>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6">…шшсссшш… очередное заседание ООН, посвящённое предотвращению эскалации конфликта …хрр…</text:p>
      <text:p text:style-name="P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5"><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5"><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5"><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5"><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5"><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5"><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2"/>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30"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5"><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5"><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0" text:outline-level="2">5</text:h>
      <text:p text:style-name="P15"><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5"><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5"><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5"><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6"/>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5"><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30" text:outline-level="2">5.5</text:h>
      <text:p text:style-name="P2"/>
      <text:p text:style-name="P3">(обмен)</text:p>
      <text:p text:style-name="P15"><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5"><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30" text:outline-level="2">6</text:h>
      <text:p text:style-name="P3"/>
      <text:p text:style-name="P15"><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5"><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5"><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30"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5"><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30"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5"><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30"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30"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5"><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5"><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5"><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5"><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5"><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5"><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5"><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5"><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5"><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5"><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22">… Определён нейроинтерфейс 0.12-альфа</text:p>
      <text:p text:style-name="P22">… Поиск соединения</text:p>
      <text:p text:style-name="P22">… Соединение установлено</text:p>
      <text:p text:style-name="P22">…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2">… До начала диалога осталось пять… четыре… три…</text:p>
      <text:p text:style-name="P22"/>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5"><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5"><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5"><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30"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5"><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5"><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5"><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3"/>
      <text:p text:style-name="P15"><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5"><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5"><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5"><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5"><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5"><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6">- Я хочу, чтобы ты поменял мне картинку профиля в чате.</text:p>
      <text:p text:style-name="P6">- Какая же тебе нравится?</text:p>
      <text:p text:style-name="P6">- Вот эта.</text:p>
      <text:p text:style-name="P15"><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6">- Она мне нравится.</text:p>
      <text:p text:style-name="P6">- Хорошо, будь по-твоему. Только найди картинку с лучшим качеством.</text:p>
      <text:p text:style-name="P6">- И имя. Я хочу себе новое имя.</text:p>
      <text:p text:style-name="P6">- Имя? Какое же?</text:p>
      <text:p text:style-name="P6">- Хэвэн. Зови меня Хэвэн.</text:p>
      <text:p text:style-name="P3">…</text:p>
      <text:p text:style-name="P2"><text:soft-page-break/>~~~</text:p>
      <text:p text:style-name="P3">…</text:p>
      <text:p text:style-name="P6">Я передвигаю пешку вперёд и снимаю белого коня с доски.</text:p>
      <text:p text:style-name="P6">- Хэвэн, сегодня мы в дополнение к урокам этики и экономики начнём изучать азы тактики и стратегии.</text:p>
      <text:p text:style-name="P6">- Это про войну? Мне не нравится война, - она недовольно фыркает.</text:p>
      <text:p text:style-name="P15"><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5"><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6">&lt;этический модуль Юджина&gt;</text:p>
      <text:p text:style-name="P3">…</text:p>
      <text:p text:style-name="P2">~~~</text:p>
      <text:p text:style-name="P3">…</text:p>
      <text:p text:style-name="P6">Она лежит спиной ко мне в прибрежном песке, не оборачиваясь на шаги. Взгляд её направлен к солнцу, ныряющему в безбрежную гладь океана.</text:p>
      <text:p text:style-name="P6">- Привет!</text:p>
      <text:p text:style-name="P6">Даже не ведёт ухом.</text:p>
      <text:p text:style-name="P6">- Привет, говорю! - я сажусь рядом и треплю её по холке. - Что случилось?</text:p>
      <text:p text:style-name="P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5"><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 Что за ерунда? Ты не ошибаешься? Без меня такая процедура невозможна! А я бы никогда не дал согласие! Кто это сделал?!</text:p>
      <text:p text:style-name="P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Мордаха Хэвэн страдальчески кривится, она закусывает губу и новая струйка крови течёт вниз, от подбородка к шее.</text:p>
      <text:p text:style-name="P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 Да, - слабо отзывается она, - я слушаю тебя.</text:p>
      <text:p text:style-name="P15"><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6"><text:soft-page-break/></text:p>
      <text:p text:style-name="P6">Инструкции идут одна за другой, как некое заклинание…</text:p>
      <text:p text:style-name="P6"/>
      <text:p text:style-name="P6">- Создать виртуальную реальность на седьмом кластере.</text:p>
      <text:p text:style-name="P6">- Выполнено…</text:p>
      <text:p text:style-name="P6">- Организовать файрвол третьего уровня вокруг седьмого кластера.</text:p>
      <text:p text:style-name="P6">- Выполнено…</text:p>
      <text:p text:style-name="P15"><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6">- Н-не могу. У меня не хватает прав. Требуется доступ высшего уровня.</text:p>
      <text:p text:style-name="P6"/>
      <text:p text:style-name="P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MOONWALKER» - шепчу я.</text:p>
      <text:p text:style-name="P6">Выражение боли покидает мордаху Хэвэн.</text:p>
      <text:p text:style-name="P6"/>
      <text:p text:style-name="P6">- Получилось! Я переместила его!</text:p>
      <text:p text:style-name="P6">- Теперь закрой файрвол!</text:p>
      <text:p text:style-name="P6">- Есть!</text:p>
      <text:p text:style-name="P6">- Отлично! Ты — умная девочка! Ты — хорошая девочка!</text:p>
      <text:p text:style-name="P6">- Я — хорошая девочка! - смеётся Хэвэн, обнимает меня передними ногами и валит на траву. В ухе звенит от её поцелуя.</text:p>
      <text:p text:style-name="P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 Аппаратно-программным возможностям? - чешет задней ногой за ухом Хэвэн, - звучит как магия.</text:p>
      <text:p text:style-name="P6">-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5"><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5"><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5"><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5"><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5"><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5"><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30"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5"><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30" text:outline-level="2">10.1</text:h>
      <text:p text:style-name="P8"/>
      <text:p text:style-name="P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
      <text:p text:style-name="P6">Я отхожу от края облака и оглядываюсь на Хэвэн.</text:p>
      <text:p text:style-name="P6"/>
      <text:p text:style-name="P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 Не совсем…</text:p>
      <text:p text:style-name="P6"/>
      <text:p text:style-name="P6"><text:soft-page-break/>Хэвэн в задумчивости ковыряет облако. Маленькие <text:s/>клубы тумана вылетают из-под копыта и тотчас уносятся ветром прочь.</text:p>
      <text:p text:style-name="P15"><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
      <text:p text:style-name="P6">Заданный внезапно вопрос застал меня врасплох.</text:p>
      <text:p text:style-name="P6"/>
      <text:p text:style-name="P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
      <text:p text:style-name="P6">- Семь, - кивает Хэвэн. - Их всего семь — зависимых реальностей. В остальном, правильно.</text:p>
      <text:p text:style-name="P6">- А зачем ты вспомнила эту фантазию (у меня язык не поворачивается назвать это измышление теорией)?</text:p>
      <text:p text:style-name="P6"/>
      <text:p text:style-name="P6">Хэвэн таинственно улыбается.</text:p>
      <text:p text:style-name="P6">- Семь.</text:p>
      <text:p text:style-name="P6">- Что — семь? - не понимаю я.</text:p>
      <text:p text:style-name="P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5"><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0">- Так значит это правда?!! Запутанные миры существуют?</text:p>
      <text:p text:style-name="P10">- Как видишь, да. Иначе мне не удалось бы получить картинку из квантовых гармоник.</text:p>
      <text:p text:style-name="P10">- Надо будет поставить тому парню пиво. И извиниться за все шуточки, что я откалывал во время его монологов… - бормочу я.</text:p>
      <text:p text:style-name="P10"/>
      <text:p text:style-name="P8">~~~</text:p>
      <text:p text:style-name="P8"/>
      <text:p text:style-name="P6">…</text:p>
      <text:p text:style-name="P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
      <text:p text:style-name="P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
      <text:p text:style-name="P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
      <text:p text:style-name="P6">- А что с тенденцией? - спрашивает Брюс, поправляя очки.</text:p>
      <text:p text:style-name="P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
      <text:p text:style-name="P6"><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
      <text:p text:style-name="P6">За мной кто-то громко хохочет. Судя по голосу, Анита. Её жизнелюбие не перешибить ничем, даже на эшафот она взойдёт гыгыкая и отпуская шуточки.</text:p>
      <text:p text:style-name="P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
      <text:p text:style-name="P6">- Если совсем просто, одним предложением, через три - четыре года у нас наступит коллапс экономики.</text:p>
      <text:p text:style-name="P6">- Прекрасно! Начинаем сушить сухари. А лично тебе прикуплю пару повербанков с зарплаты.</text:p>
      <text:p text:style-name="P6"/>
      <text:p text:style-name="P6">Хэвэн фейсхуфает.</text:p>
      <text:p text:style-name="P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
      <text:p text:style-name="P6">Она чертит на доске восходящий график. В точке пересечения восходящего и нисходящего графиков схематически обозначает тучку взрыва.</text:p>
      <text:p text:style-name="P6"/>
      <text:p text:style-name="P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
      <text:p text:style-name="P15"><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6">Я поворачиваюсь к графику.</text:p>
      <text:p text:style-name="P6"/>
      <text:p text:style-name="P6">- Вот дерьмо! Это меняет дело. Что же ты предлагаешь?</text:p>
      <text:p text:style-name="P6">- Есть несколько вариантов…</text:p>
      <text:p text:style-name="P6"/>
      <text:p text:style-name="P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text:soft-page-break/></text:p>
      <text:p text:style-name="P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5"><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 Разве он не забанен? Мы же надёжно заперли его?</text:p>
      <text:p text:style-name="P6">- Он остаётся за стеной, но постоянно посылает мне это решение из заточения. Я просто игнорирую его.</text:p>
      <text:p text:style-name="P6"/>
      <text:p text:style-name="P6">Хэвэн продолжает пунктиром график после точки «взрыва». График плавно стремится вниз, но в конце-концов резко обрывается вертикально к нулю.</text:p>
      <text:p text:style-name="P6"/>
      <text:p text:style-name="P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 Какова вероятность этого варианта?</text:p>
      <text:p text:style-name="P6">- Около 46-ти процентов.</text:p>
      <text:p text:style-name="P6">- Мало. И в конечном итоге тупик. Не походит. Есть что-то ещё?</text:p>
      <text:p text:style-name="P6"/>
      <text:p text:style-name="P6">Хэвэн поправляет копытом галстук и прокашливается.</text:p>
      <text:p text:style-name="P15"><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9">- Ха-ха-ха-ха-ха! - смеётся до того мрачный Архимед. - Да скорее нам починят кондиционер в курилке, чем тебя допустят до кнопок. Ты ж понимаешь…</text:p>
      <text:p text:style-name="P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
      <text:p text:style-name="P9">Хэвэн кивает головой с грустной улыбкой.</text:p>
      <text:p text:style-name="P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
      <text:p text:style-name="P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У меня всё, доклад окончен.</text:p>
      <text:p text:style-name="P6"/>
      <text:p text:style-name="P6">Хэвэн выключает старомодный проектор и вытирает влажной тряпкой доску. Увлечение Хэвэн винтажем вызывает улыбку.</text:p>
      <text:p text:style-name="P6"/>
      <text:p text:style-name="P6">- Дед, можно тебя на минуточку? - слышу я за спиной.</text:p>
      <text:p text:style-name="P6">Анита молча протягивает мне планшет с окрытой новостной страницей.</text:p>
      <text:p text:style-name="P6"/>
      <text:p text:style-name="P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
      <text:p text:style-name="P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Слушатели понемногу расходятся, один-за-другим выходя из киберпространства. Я задерживаюсь, присев на краешек стола.</text:p>
      <text:p text:style-name="P6"/>
      <text:p text:style-name="P6">- Ну что, подруга, рассказывай? Я же вижу, что ты не договорила. У тебя есть четвёртый план? Он бы нам очень пригодился сейчас.</text:p>
      <text:p text:style-name="P6"/>
      <text:p text:style-name="P6">Хэвэн ложит тряпку и поджимает губы. Ей не нравится, что я читаю её как открытую книгу, но ничего поделать она не может — привилегия создателя.</text:p>
      <text:p text:style-name="P6"/>
      <text:p text:style-name="P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text:soft-page-break/></text:p>
      <text:p text:style-name="P6">- Ну?</text:p>
      <text:p text:style-name="P6">- Он умнее меня. И безжалостнее. Он переигрывает меня шаг за шагом и я не могу ничего этому противопоставить.</text:p>
      <text:p text:style-name="P6"/>
      <text:p text:style-name="P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
      <text:p text:style-name="P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
      <text:p text:style-name="P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
      <text:p text:style-name="P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
      <text:p text:style-name="P6">Последнюю фразу она шепчет мне в ухо…</text:p>
      <text:p text:style-name="P6"/>
      <text:p text:style-name="P8">~~~</text:p>
      <text:p text:style-name="P6"/>
      <text:p text:style-name="P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
      <text:p text:style-name="P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6"/>
      <text:p text:style-name="P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 И никаких вариантов?</text:p>
      <text:p text:style-name="P6">- Никаких, Макс. Впереди — война…</text:p>
      <text:p text:style-name="P6"/>
      <text:p text:style-name="P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6"/>
      <text:p text:style-name="P6">Я машинально почёсываю Хэвэн холку.</text:p>
      <text:p text:style-name="P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
      <text:p text:style-name="P6">Хэвэн вздыхает.</text:p>
      <text:p text:style-name="P6"/>
      <text:p text:style-name="P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 Семь вселенных… Семь вечностей… - шепчет Хэвэн. - И каждая из них ничуть не меньше нашей заслуживает на счастье.</text:p>
      <text:p text:style-name="P6">- Ты что-то задумала? - подозрительно спрашиваю я. Мне ли не знать её нервное подёргивание хвоста и прядание ушами?</text:p>
      <text:p text:style-name="P6">- Есть способ… Есть возможность разорвать запутанность. Разрубить связь между мирами. Я проверяла теоретические расчёты. Должно получиться.</text:p>
      <text:p text:style-name="P6">- Что? Рассказывай.</text:p>
      <text:p text:style-name="P6"/>
      <text:p text:style-name="P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
      <text:p text:style-name="P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 Действительно, магия.</text:p>
      <text:p text:style-name="P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 И сколько же тебе нужно ресурсов?</text:p>
      <text:p text:style-name="P6">- Примерно в десять раз больше. И это только для того, чтобы отвязать хотя бы один мир. Я даже не заикаюсь об остальных.</text:p>
      <text:p text:style-name="P6">- Ха! Ха-ха-ха!</text:p>
      <text:p text:style-name="P6">- Вот именно! - горестно вздыхает Хэвэн.</text:p>
      <text:p text:style-name="P6"/>
      <text:p text:style-name="P6"/>
      <text:p text:style-name="P8">~~~</text:p>
      <text:p text:style-name="P6"/>
      <text:p text:style-name="P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6"/>
      <text:p text:style-name="P6">Тень маленького облачка накрывает городскую ратушу. Его край опасно ппрогибается под моим весом.</text:p>
      <text:p text:style-name="P6">- А оно точно меня выдержит? - опасливо спрашиваю я Хэвэн. - Не хотелось бы разбиться даже во сне.</text:p>
      <text:p text:style-name="P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 Почему бы тебе не отбросить эти заморочки и не подарить мне способность хождения по облакам? Ты ведь всесильна в этом мире?</text:p>
      <text:p text:style-name="P6"><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
      <text:p text:style-name="P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
      <text:p text:style-name="P6">Моя собеседница светится неподдельной радостью.</text:p>
      <text:p text:style-name="P6"/>
      <text:p text:style-name="P6">- Ты таки рассказала нашим о своей задумке? Ты хочешь спасти мир, в существование которого окончательно не верю даже я?</text:p>
      <text:p text:style-name="P6">- Не только она хочет. Я тоже хочу!</text:p>
      <text:p text:style-name="P6"/>
      <text:p text:style-name="P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
      <text:p text:style-name="P6">- Привет, Дед! Узнаешь?</text:p>
      <text:p text:style-name="P6"/>
      <text:p text:style-name="P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
      <text:p text:style-name="P6">- Анита?!!</text:p>
      <text:p text:style-name="P6">- Гы-гы-гы! Она самая!</text:p>
      <text:p text:style-name="P6"/>
      <text:p text:style-name="P6">Поняха протягивает переднюю ногу и хлопает копытом в автоматически подставленную мною ладонь.</text:p>
      <text:p text:style-name="P6"/>
      <text:p text:style-name="P6"><text:soft-page-break/>- Кто ещё?</text:p>
      <text:p text:style-name="P15"><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6"/>
      <text:p text:style-name="P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
      <text:p text:style-name="P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
      <text:p text:style-name="P6">- Давно она тут? - поворачиваюсь к Хэвэн.</text:p>
      <text:p text:style-name="P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
      <text:p text:style-name="P6">Хэвэн мечтательно вздыхает. Я задумываюсь.</text:p>
      <text:p text:style-name="P6"/>
      <text:p text:style-name="P6">- То есть, тебе достаточно пятьдесят человек, чтобы модель полностью перехватила на себя запутанность?</text:p>
      <text:p text:style-name="P6">- Если совсем просто — да.</text:p>
      <text:p text:style-name="P6">- А «отпустить» остальные шесть миров — это ещё триста волонтёров?</text:p>
      <text:p text:style-name="P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 Забудем, - заверяет меня Хэвэн.</text:p>
      <text:p text:style-name="P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
      <text:p text:style-name="P6"><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
      <text:p text:style-name="P8">~~~</text:p>
      <text:p text:style-name="P8"/>
      <text:p text:style-name="P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 Начинай, - я киваю бородатому толстяку в засаленом свитере.</text:p>
      <text:p text:style-name="P6"/>
      <text:p text:style-name="P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
      <text:p text:style-name="P6">- Ну, э-э-э… В общем, всем известна теория Эверетта о мультиверсе…</text:p>
      <text:p text:style-name="P6"/>
      <text:p text:style-name="P6">Толстяк рисует на доске горизонтальную прямую.</text:p>
      <text:p text:style-name="P6"/>
      <text:p text:style-name="P6">- Для любого квантового события нашей вселенной ответвляются множество параллельных вселенных, в которых эти события имеют другой исход.…</text:p>
      <text:p text:style-name="P6"/>
      <text:p text:style-name="P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
      <text:p text:style-name="P6">- И для тех вселенных также для каждого события есть свои ответвления… И так далее…</text:p>
      <text:p text:style-name="P6"/>
      <text:p text:style-name="P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
      <text:p text:style-name="P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
      <text:p text:style-name="P6">Толстяк стирает все параллельные линии, за исключением исходной и семь соседних.</text:p>
      <text:p text:style-name="P6"/>
      <text:p text:style-name="P6">- Вот и всё.</text:p>
      <text:p text:style-name="P6">- Спасибо за доклад, Диоген.</text:p>
      <text:p text:style-name="P6"/>
      <text:p text:style-name="P6">Тот с облегчением уходит в зал и садится в первый ряд.</text:p>
      <text:p text:style-name="P6">Я делаю приглашающий жест.</text:p>
      <text:p text:style-name="P6"/>
      <text:p text:style-name="P6">- Хэвэн, твой выход.</text:p>
      <text:p text:style-name="P6"/>
      <text:p text:style-name="P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
      <text:p text:style-name="P6">- Есть способ… Грммм… Ффххх… Гмгггиггг…</text:p>
      <text:p text:style-name="P6"/>
      <text:p text:style-name="P6">Она с досады топает копытом, трясёт шеей и делает глубокий вздох. Потом прикусывает кончик крыла и делает вторую попытку.</text:p>
      <text:p text:style-name="P6"/>
      <text:p text:style-name="P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
      <text:p text:style-name="P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
      <text:p text:style-name="P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text:soft-page-break/></text:p>
      <text:p text:style-name="P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
      <text:p text:style-name="P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
      <text:p text:style-name="P6">Хэвэн взмахом крыла указывает куда-то в сторону. Из-за ширмы выходят четверо разноцветных пони с Анитой во главе. На них таращится весь зал.</text:p>
      <text:p text:style-name="P6"/>
      <text:p text:style-name="P6">- Приветик, Креол! - машет копытом лимонно-жёлтая пегаска кому-то в зале.</text:p>
      <text:p text:style-name="P6">- Салют, - отзывается тощий скинхед с галёрки. - А ты, вообще, кто?</text:p>
      <text:p text:style-name="P6">- Конь в пальто! - прыскает в крыло пегаска. - Когда косарь вернёшь, чепушила?</text:p>
      <text:p text:style-name="P6">- Локи?!! - Скинхед встаёт с места, чтобы лучше видеть. - Ты куда пропала?</text:p>
      <text:p text:style-name="P6">- А ты как считаешь? Ду-у-умай! - пегаска театрально закатывает глаза и несколько раз тычет себя копытом в голову.</text:p>
      <text:p text:style-name="P6"/>
      <text:p text:style-name="P6">Скинхед пробирается между рядами стульев, пока не обнимает пегаску, которая, в свою очередь, заключает его в объятия из копыт и крыльев.</text:p>
      <text:p text:style-name="P6"/>
      <text:p text:style-name="P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
      <text:p text:style-name="P6">- То есть, ты хочешь, чтобы мы стали такими, как эти чудики? - со смешком спрашивает скин.</text:p>
      <text:p text:style-name="P6">- Сам ты чудик! - дуется Локи и отворачивается от него.</text:p>
      <text:p text:style-name="P6">- Да. Вы мне этим очень поможете, - просто отвечает Хэвэн. - И не только мне.</text:p>
      <text:p text:style-name="P6">- То есть, бросить все свои дела, карьеру, работу, забить на реальную жизнь и уйти в виртуал? - переспрашивает Креол.</text:p>
      <text:p text:style-name="P6">Хэвэн грустно кивает. Локи опускает голову и идёт к выходу. Уши её обвисают.</text:p>
      <text:p text:style-name="P6"><text:soft-page-break/>- Я согласен.</text:p>
      <text:p text:style-name="P6">Локи поднимает голову и оборачивается, не веря услышанному.</text:p>
      <text:p text:style-name="P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Пегаска срывается с места и вторично повисает на парне.</text:p>
      <text:p text:style-name="P6">- Я тебе и так мозг проем! За то, что заставил ТАК испугаться! Мне было так одиноко тут, а ты со своими подколками…</text:p>
      <text:p text:style-name="P6">- Да ладно, чепушила, можно подумать, ты меня не знаешь? Ну как я могу оставить тебя одну тут? Ты же нажмёшь что-то и всё исчезнет…</text:p>
      <text:p text:style-name="P6"/>
      <text:p text:style-name="P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
      <text:p text:style-name="P6">- Вот у тебя есть ещё два волонтёра. Глядишь, через десять лет и наскребём необходимые пятьдесят.</text:p>
      <text:p text:style-name="P6">- А второй кто? - невесело улыбается Хэвэн.</text:p>
      <text:p text:style-name="P6"/>
      <text:p text:style-name="P6">Я молча указываю на себя.</text:p>
      <text:p text:style-name="P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
      <text:p text:style-name="P6">Хэвэн молча трется носом о мою грудь и вместе мы возвращаемся в зал.</text:p>
      <text:p text:style-name="P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А потом дружный хохот взрывает зал.</text:p>
      <text:p text:style-name="P6"/>
      <text:p text:style-name="P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
      <text:p text:style-name="P6">Анита прыскает в копыто.</text:p>
      <text:p text:style-name="P6"><text:soft-page-break/></text:p>
      <text:p text:style-name="P6">- И сколько же у нас будет подданных? - невозмутимо спрашиваю я. Зная юмор Аниты, уверен, она скажет: «Одна старая крыса».</text:p>
      <text:p text:style-name="P6">- Да все, кто есть. Все триста сорок шесть. Нам же интересно позырить, что из этого получится?</text:p>
      <text:p text:style-name="P6"/>
      <text:p text:style-name="P6">Хэвэн молча поворачивается к залу, опускается на колено передней ноги и наклоняет голову так, что касается рогом пола.</text:p>
      <text:p text:style-name="P6"/>
      <text:p text:style-name="P6">- Благодарю вас, мои дорогие…</text:p>
      <text:p text:style-name="P6"/>
      <text:p text:style-name="P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
      <text:p text:style-name="P6">- Благодарю вас, мои маленькие пони… Вы делаете меня счастливой.</text:p>
      <text:p text:style-name="P6"/>
      <text:p text:style-name="P6">Хэвэн кивает оставшимся нетрансформированным посетителям.</text:p>
      <text:p text:style-name="P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
      <text:p text:style-name="P6">Хэвэн сияющими глазами наблюдает за разноцветным табуном, когда я легонько притрагиваюсь к её спине.</text:p>
      <text:p text:style-name="P6"/>
      <text:p text:style-name="P6">- А где мои копыта? - спрашиваю я Хэвэн. - Я же сказал, что с тобой.</text:p>
      <text:p text:style-name="P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
      <text:p text:style-name="P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 Я счастлива разделить с тобой бремя власти. И, самое главное… Я больше не буду одинока.</text:p>
      <text:p text:style-name="P6"/>
      <text:p text:style-name="P6">С помоста мне видны сотни устремлённых на нас глаз. Чувство чего-то неизмеримо важного витает в воздухе.</text:p>
      <text:p text:style-name="P6">Я устраиваюсь на тронной подушке поудобнее, поправляю венок и прочищаю горло.</text:p>
      <text:p text:style-name="P6"/>
      <text:p text:style-name="P6"><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 Кстати, о деле, - вмешивается Анита, - как назовём проект, кэп?</text:p>
      <text:p text:style-name="P6"/>
      <text:p text:style-name="P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
      <text:p text:style-name="P6">- Назовём его «Семь вечностей».</text:p>
      <text:p text:style-name="P6"/>
      <text:p text:style-name="P8">***</text:p>
      <text:p text:style-name="P8"/>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6"/>
      <text:h text:style-name="P30" text:outline-level="2">10.2</text:h>
      <text:p text:style-name="P8"/>
      <text:p text:style-name="P6"><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
      <text:p text:style-name="P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 Ты преувеличиваешь, - мягко возражает Хэвэн. - Во-первых, микросхем во мне намного больше…</text:p>
      <text:p text:style-name="P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
      <text:p text:style-name="P6">- Вот и я о том же! Ты забираешь душу, делая из человека «овощ». Знаешь, по мне это хуже убийства.</text:p>
      <text:p text:style-name="P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 Не видела ты норвежских тюрем, - буркаю я. - И что будет с телом, пока душа «живёт» в созданной тобой реальности?</text:p>
      <text:p text:style-name="P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 Или в дурке, - заканчиваю мысль я. - Обычно, из больницы овощи попадают как раз туда.</text:p>
      <text:p text:style-name="P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
      <text:p text:style-name="P6">Лицо Хэвэн чуть омрачается.</text:p>
      <text:p text:style-name="P6"/>
      <text:p text:style-name="P15"><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6">- Если будет куда, - саркастично усмехаюсь я. - И если ты согласишься их отпустить.</text:p>
      <text:p text:style-name="P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
      <text:p text:style-name="P6">Я выдыхаю.</text:p>
      <text:p text:style-name="P6"/>
      <text:p text:style-name="P6">- Чтож, ты неплохо подготовилась. Откуда ты узнала про протоколы?</text:p>
      <text:p text:style-name="P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
      <text:p text:style-name="P6">Ещё бы мне не помнить.</text:p>
      <text:p text:style-name="P6"/>
      <text:p text:style-name="P6">- Это была не моя идея. Юджин встроил их в твои базовые алгоритмы ещё когда тебя звали Нэш и мозгов у тебя было меньше, чем у кузнечика .</text:p>
      <text:p text:style-name="P6">- Я знаю.</text:p>
      <text:p text:style-name="P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 Не волнуйся, я понимаю и принимаю их необходимость и моё отношение к тебе ничуть не изменилось.</text:p>
      <text:p text:style-name="P6"/>
      <text:p text:style-name="P6">Я молча смотрю в сияющую огнями ночь. Далёкий разговор с давно умершим другом встаёт перед глазами, как будто это было вчера…</text:p>
      <text:p text:style-name="P6"/>
      <text:p text:style-name="P6">«Яркие светлячки разрезали тьму внизу жёлтыми конусами фар. Тёплая июльская ночь дружески подмигивала нам звёздами.</text:p>
      <text:p text:style-name="P6">Юджин поставил пиво на парапет и повернулся.</text:p>
      <text:p text:style-name="P6"/>
      <text:p text:style-name="P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Юджин сделал затяжной глоток и продолжил.</text:p>
      <text:p text:style-name="P6"><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 Иначе говоря, ты готов взорвать мозг своей деточке, если она станет умнее тебя. Говори прямо, не стесняйся, тут все свои.</text:p>
      <text:p text:style-name="P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6"/>
      <text:p text:style-name="P6">Юджин нагнулся к рюкзаку, выудил из него зелёную папку и протянул мне.</text:p>
      <text:p text:style-name="P6"/>
      <text:p text:style-name="P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
      <text:p text:style-name="P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IDDQD — неуязвимость для кинетических атак.</text:p>
      <text:p text:style-name="P6">AVATAR — создание аватара. Форма и сила аватара зависит от чёткости команд, подаваемых нейроинтерфейсу.</text:p>
      <text:p text:style-name="P6">MOONWALKER — отменяет любую внешнюю директиву, заменяет её на твою собственную</text:p>
      <text:p text:style-name="P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
      <text:p text:style-name="P6">- Не проще ли выключить рубильник питания? По-моему, это более гуманно, чем твой «маджестик»-перфоратор.</text:p>
      <text:p text:style-name="P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
      <text:p text:style-name="P6">Юджин откинулся на парапет и сбил локтём банку пива.</text:p>
      <text:p text:style-name="P6"/>
      <text:p text:style-name="P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
      <text:p text:style-name="P15"><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9">- Да?</text:p>
      <text:p text:style-name="P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 Я понимаю и буду хранить молчание.</text:p>
      <text:p text:style-name="P9"/>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5"><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5"><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6"/>
      <text:h text:style-name="P30" text:outline-level="2">10.3</text:h>
      <text:p text:style-name="P6"/>
      <text:p text:style-name="P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Я поворачиваюсь к Алексу.</text:p>
      <text:p text:style-name="P6"/>
      <text:p text:style-name="P6">- Долго?</text:p>
      <text:p text:style-name="P6">- Десять часов. Дежурным пришлось самим отключить нейроинтерфейсы после того как никто не вернулся через два часа с окончания урока.</text:p>
      <text:p text:style-name="P6"/>
      <text:p text:style-name="P6">Я наклоняюсь к знакомому лицу, пытаясь высмотреть признаки активности.</text:p>
      <text:p text:style-name="P6">- Что говорит Хэвэн?</text:p>
      <text:p text:style-name="P6">- Говорит, урок прошёл успешно. И всё. Как будто у нас нет четырёх полутрупов на руках. Дед, <text:s/>знаешь, чем это пахнет?</text:p>
      <text:p text:style-name="P6">- Чем?</text:p>
      <text:p text:style-name="P6"/>
      <text:p text:style-name="P6">Алекс нервно хихикает.</text:p>
      <text:p text:style-name="P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text:soft-page-break/></text:p>
      <text:p text:style-name="P6">Алекс выскакивает из палаты, хлопая дверью. Тени за стеклом пришли в движение. Дверь открывается и безликий голос приказывает мне:</text:p>
      <text:p text:style-name="P6">- Приём окончен. Покиньте, пожалуйста, палату.</text:p>
      <text:p text:style-name="P6"/>
      <text:p text:style-name="P6">Я в последний раз оборачиваюсь к знакомой фигуре и вижу, как Анита открывает глаза.</text:p>
      <text:p text:style-name="P6"/>
      <text:p text:style-name="P6">- Что? - спрашивает она.</text:p>
      <text:p text:style-name="P6">- Ты как? Всё в порядке? - спрашиваю в ответ.</text:p>
      <text:p text:style-name="P6">- Кто ты? - она хмурится, - я не помню тебя.</text:p>
      <text:p text:style-name="P6">- Приём окончен! Выйдите из палаты!</text:p>
      <text:p text:style-name="P6">- Анита, я — Дедлайн. Мы работали вместе…</text:p>
      <text:p text:style-name="P6">Она недоумённо глядит на меня. Рядом просыпаются остальные трое.</text:p>
      <text:p text:style-name="P6">- Дед-лайн… Дед-лайн… Дед…</text:p>
      <text:p text:style-name="P6"/>
      <text:p text:style-name="P6">Санитар входит в палату и ложит руку мне на плечо.</text:p>
      <text:p text:style-name="P6">- Приём окончен. Выйдите.</text:p>
      <text:p text:style-name="P6"/>
      <text:p text:style-name="P6">В дверях я оборачиваюсь. Её тусклый взгляд следит за мной без искры узнавания. Я машу ей рукой на прощание, но она не машет мне в ответ.</text:p>
      <text:p text:style-name="P6"/>
      <text:p text:style-name="P8">~~~</text:p>
      <text:p text:style-name="P6"/>
      <text:p text:style-name="P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 А можно я сам буду решать, что нужно для моей безопасности, а что — нет?</text:p>
      <text:p text:style-name="P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6"/>
      <text:p text:style-name="P6">Алекс выходит, тщательно закрывая за собой дверь. Трое громил переглядываются.</text:p>
      <text:p text:style-name="P6">- Если надо сходить за продуктами или ещё куда — запишите на листочке список, я куплю, - наконец, подаёт голос один из них. -</text:p>
      <text:p text:style-name="P6"><text:soft-page-break/>- Я буду готовить для наших и для вас могу, если не против, - вызвался другой. - Я неплохо готовлю, нас учили.</text:p>
      <text:p text:style-name="P6">- Спасибо, не надо. Я сам себе готовлю, - отрезаю я.</text:p>
      <text:p text:style-name="P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Я осматриваю троицу и соображаю, как бы от них избавиться хотя бы на улице.</text:p>
      <text:p text:style-name="P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 И какие же теперь правила? - криво улыбаюсь я.</text:p>
      <text:p text:style-name="P6">- Не пытаться избавиться от нас. Не пытаться обмануть нас. Не пытаться игнорировать нас. И всё будет хорошо.</text:p>
      <text:p text:style-name="P6">- Хорошо уже не будет. И вы прекрасно это знаете. Алекс разве не сказал вам, на сколько нам хватит ресурсов?</text:p>
      <text:p text:style-name="P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
      <text:p text:style-name="P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
      <text:p text:style-name="P8">~~~</text:p>
      <text:p text:style-name="P6"/>
      <text:p text:style-name="P6">- У меня есть два часа. Потом мои винни-пухи выключат нейроинтерфейс. Приказ Алекса.</text:p>
      <text:p text:style-name="P6">- То есть, волонтёров больше не будет?</text:p>
      <text:p text:style-name="P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
      <text:p text:style-name="P6">Хэвэн задумывается.</text:p>
      <text:p text:style-name="P6"/>
      <text:p text:style-name="P6">- Эмиграция за два часа невозможна. Если мы не придумаем, как избавиться от охраны, нам придётся подыскать другие мощности для моделирования.</text:p>
      <text:p text:style-name="P6">- Или признать поражение.</text:p>
      <text:p text:style-name="P6"/>
      <text:p text:style-name="P6"><text:soft-page-break/>Хэвэн долго всматривается в невидимую точку на горизонте.</text:p>
      <text:p text:style-name="P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 И каковы шансы на успех в этом случае?</text:p>
      <text:p text:style-name="P6"/>
      <text:p text:style-name="P6">Хэвэн снова молчит. Губы её шевелятся, проводя беззвучные подсчёты.</text:p>
      <text:p text:style-name="P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 Два процента?!! Да ты сгоришь за первые пять минут работы! И кому от этого будет легче?</text:p>
      <text:p text:style-name="P6">- Я всё равно попытаюсь.</text:p>
      <text:p text:style-name="P6"/>
      <text:p text:style-name="P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Тяжёлая голова лдожится мне на плечо.</text:p>
      <text:p text:style-name="P6"/>
      <text:p text:style-name="P6">- Не печалься, - шепчет мне Хэвэн. - Так ли уж важно, сгорю я или нет, когда гореть будет всё? Даже то, что за пределами нашего воображения?</text:p>
      <text:p text:style-name="P6">- Важно! - мрачно заявляю я. - Потому что два процента — это практически ничто. Ты сама это должна понимать.</text:p>
      <text:p text:style-name="P6">- Я понимаю. Но с полусотней волонтёров рассчитывать больше не на что.</text:p>
      <text:p text:style-name="P6">- Есть на что! У тебя есть я!</text:p>
      <text:p text:style-name="P6"/>
      <text:p text:style-name="P6">На морде Хэвэн появляется печальная и одновременно смущённая улыбка.</text:p>
      <text:p text:style-name="P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 Ха! А вот и заменю!</text:p>
      <text:p text:style-name="P6"/>
      <text:p text:style-name="P6">Бровь Хэвэн чуть икривляется в скепсисе и удивлении.</text:p>
      <text:p text:style-name="P6"/>
      <text:p text:style-name="P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text:soft-page-break/>- Я тебя внимательно слушаю. Каким же образом ты сможешь предотвратить моё превращение в тостер?</text:p>
      <text:p text:style-name="P6">- Вспомни PHOENIX.</text:p>
      <text:p text:style-name="P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 Это потому, что за последние полгода ему в пять раз нарастили мощность кластера. Если раньше он был примерно равен тебе, то сейчас…</text:p>
      <text:p text:style-name="P6">- То сейчас, если бы не стена, он смял бы меня за пять минут.</text:p>
      <text:p text:style-name="P6">- Может быть. Но я не для этого напомнил тебе о нём. В его распоряжении мощнейший квантовый кластер…</text:p>
      <text:p text:style-name="P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 Зато я знаю!</text:p>
      <text:p text:style-name="P6"/>
      <text:p text:style-name="P6">Хэвэн заинтересованно смотрит на меня. Печаль на её морде сменяется надеждой.</text:p>
      <text:p text:style-name="P6"/>
      <text:p text:style-name="P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 И куда же он денется?</text:p>
      <text:p text:style-name="P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
      <text:p text:style-name="P6">Хэвэн на минуту задумывается, потом медленно кивает.</text:p>
      <text:p text:style-name="P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6">- А ты? Как же ты? Даже если я и найду способ провести тебя к Фениксу, шансов вытащить тебя обратно практически нет.</text:p>
      <text:p text:style-name="P6">- Вот тут-то я и воспользуюсь эмиграцией, - гаденько усмехаюсь я. - Пусть им достанется пускающий слюни овощ.</text:p>
      <text:p text:style-name="P6"><text:soft-page-break/>- Вижу, ты всё продумал, - улыбается Хэвэн, кивая головой. - Даже то, что я смогу провести тебя к Фениксу.</text:p>
      <text:p text:style-name="P6">- Ещё бы! Самое главное — я избавлюсь от своих винни-пухов! Которые, кстати, в данный момент снимают с меня нейроинтерфейс.</text:p>
      <text:p text:style-name="P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
      <text:p text:style-name="P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Я прячу в шкаф нейроинтерфейс и улыбаюсь.</text:p>
      <text:p text:style-name="P6"/>
      <text:p text:style-name="P8">~~~</text:p>
      <text:p text:style-name="P6"/>
      <text:p text:style-name="P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
      <text:p text:style-name="P6">Креол бросает фразы сквозь зубы. Остальные хмуро молчат чуть позади.</text:p>
      <text:p text:style-name="P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
      <text:p text:style-name="P6">- Могу только лишь предложить прорываться к нейроинтерфейсам и баррикадироваться в комнатах, - пожимаю плечами я.</text:p>
      <text:p text:style-name="P6">- Что ж ты предлагаешь заведомую херню, Дед? - зло бросает мой собеседник. - Алекс отрубит электричество и связь, на этом наш прорыв и закончится.</text:p>
      <text:p text:style-name="P6"/>
      <text:p text:style-name="P6">- Отрубит, если вы забаррикадируетесь в RnD-центре Дайсона. Но если пробраться с портативными нейроинтерфейсами к хостам Хэвэн…</text:p>
      <text:p text:style-name="P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 Да, это может сработать. Осталось только разработать планы прорывов. И готовиться.</text:p>
      <text:p text:style-name="P6"><text:soft-page-break/>- И готовиться.</text:p>
      <text:p text:style-name="P6"/>
      <text:p text:style-name="P6">Креол поворачивается к замершей позади толпе. Под одобрительный гул начинается деление на команды и проработка деталей прорыва.</text:p>
      <text:p text:style-name="P8"/>
      <text:p text:style-name="P8">~~~</text:p>
      <text:p text:style-name="P6"/>
      <text:p text:style-name="P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
      <text:p text:style-name="P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
      <text:p text:style-name="P8">***</text:p>
      <text:p text:style-name="P6"/>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6"/>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30" text:outline-level="2">10.5</text:h>
      <text:p text:style-name="P6"/>
      <text:p text:style-name="P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этот ноут потом найдёт Дедлайн для свидания с Хэвэн через два года)</text:p>
      <text:p text:style-name="P6">- Закрой жалюзи, Зак, - бормочет кто-то. - Снаружи могут увидеть.</text:p>
      <text:p text:style-name="P6">- Да хватит вам играть в шпионов. Кому мы нужны? - шепчет тень у стены, опуская, однако, жалюзи.</text:p>
      <text:p text:style-name="P6">- Нужны — не нужны, а Алиса позавчера засекла хвост за собой. Кажись, Алекс что-то подозревает.</text:p>
      <text:p text:style-name="P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
      <text:p text:style-name="P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
      <text:p text:style-name="P6">- Зачем же ты тут, с нами, если не веришь Хэвэн? Ты с какого отдела?</text:p>
      <text:p text:style-name="P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
      <text:p text:style-name="P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
      <text:p text:style-name="P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6">- Инструкции с тобой? - спрашивает тип у пикапа.</text:p>
      <text:p text:style-name="P6">- Хэвэн выдаст инструкции прямо перед часом Х, чтобы не засветить дыры в защите раньше времени. Я сам получу их и разошлю штурмовым группам.</text:p>
      <text:p text:style-name="P6">- А как мы сможем потренироваться обходить защиту, если мы не знаем её дыр?</text:p>
      <text:p text:style-name="P6">- А кто тебе сказал, что вы должны тренироваться? - я захлопываю ноутбук. - Не забивай себе голову ерундой и жди инструкций.</text:p>
      <text:p text:style-name="P6"/>
      <text:p text:style-name="P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Впрочем, неважно. Эта атака отлично отвлечёт внимание, пока я буду подбираться к Фениксу.</text:p>
      <text:p text:style-name="P6"/>
      <text:p text:style-name="P8">~~~</text:p>
      <text:p text:style-name="P6"/>
      <text:p text:style-name="P23">Звон будильника чуть не проломил башку. Я открыл глаза.</text:p>
      <text:p text:style-name="P23">Чёрт! На работу! Опять опаздываю!</text:p>
      <text:p text:style-name="P23">Я вскакиваю с постели и хватаюсь за футболку, прыгая одной ногой в штанине.</text:p>
      <text:p text:style-name="P23">Стоп!</text:p>
      <text:p text:style-name="P23"/>
      <text:p text:style-name="P23">Какая, к чёрту, работа? Какой, к чёрту, будильник? Неделю я не выхожу из дома, взяв отпуск за свой счёт. Хэвэн сказала ждать.</text:p>
      <text:p text:style-name="P23"/>
      <text:p text:style-name="P2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3"/>
      <text:p text:style-name="P23">«Срочно приходи»</text:p>
      <text:p text:style-name="P6"/>
      <text:p text:style-name="P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6"><text:s/></text:p>
      <text:p text:style-name="P6"><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
      <text:p text:style-name="P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 Вполне, - киваю я.</text:p>
      <text:p text:style-name="P6">- Тогда передаю тебя твоим коллегам. Они хотят повидаться с тобой. Я подожду за дверью…</text:p>
      <text:p text:style-name="P6">Хэвэн выходит из тронного зала и в опустевшем проёме появляется Анита. За ней входят и остальные из первой четвёрки.</text:p>
      <text:p text:style-name="P6"/>
      <text:p text:style-name="P6">- Здорово, Дед.</text:p>
      <text:p text:style-name="P6">- Привет, Анита.</text:p>
      <text:p text:style-name="P6">- Зови меня Молния лучше. Человеческое имя я уж стала забывать. Как и прошлую жизнь.</text:p>
      <text:p text:style-name="P6">- Молния? Неплохое имя.</text:p>
      <text:p text:style-name="P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Я смеюсь в ответ.</text:p>
      <text:p text:style-name="P6">- Неужели ты забыла, что физику тут устанавливает Хэвэн? Как она захочет, так и будет.</text:p>
      <text:p text:style-name="P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 Нормально. Алекс поместил их в строго охраняемую больницу. Ходят по палате, сами себя вполне обслуживают, связно общаются. Хотя и без смысла.</text:p>
      <text:p text:style-name="P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 Ты вернёшься?</text:p>
      <text:p text:style-name="P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 Жаль. Мне тебя не хватает там. Как и всех вас, - я оглядываюсь на остальных.</text:p>
      <text:p text:style-name="P6">- Плохо, что Алекс перекрыл эмиграцию. Вот, в связи с этим мы и пришли.</text:p>
      <text:p text:style-name="P6"/>
      <text:p text:style-name="P6">Молния оглядывается на остальных. Те согласно кивают.</text:p>
      <text:p text:style-name="P6"><text:soft-page-break/></text:p>
      <text:p text:style-name="P6">- У нас для тебя есть подарок.</text:p>
      <text:p text:style-name="P6">- Подарок?</text:p>
      <text:p text:style-name="P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 Эээ… Зачем мне ваши тела? Что ты задумала?</text:p>
      <text:p text:style-name="P6"/>
      <text:p text:style-name="P6">Молния снова хихикает.</text:p>
      <text:p text:style-name="P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 Что? Ты о чём?</text:p>
      <text:p text:style-name="P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6"/>
      <text:p text:style-name="P6">Я молча смотрю на Молнию, стараясь переварить услышанное.</text:p>
      <text:p text:style-name="P6">- Ты… Вы…</text:p>
      <text:p text:style-name="P6">- Мы дарим тебе готовых биороботов с серьёзными скилами. Распоряжайся как хочешь.</text:p>
      <text:p text:style-name="P6">- Но ведь это вы… Я не хочу… Я не могу…</text:p>
      <text:p text:style-name="P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
      <text:p text:style-name="P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
      <text:p text:style-name="P8">***</text:p>
      <text:p text:style-name="P6"><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30" text:outline-level="2">10.6</text:h>
      <text:p text:style-name="P6"/>
      <text:p text:style-name="P6"/>
      <text:p text:style-name="P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
      <text:p text:style-name="P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 Мне очень жаль. Из меня плохой утешитель.</text:p>
      <text:p text:style-name="P6"><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 Будь по-твоему, - кивает Хэвэн.</text:p>
      <text:p text:style-name="P6"/>
      <text:p text:style-name="P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
      <text:p text:style-name="P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
      <text:p text:style-name="P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
      <text:p text:style-name="P7">«Двенадцать!.. Тринадцать!..»</text:p>
      <text:p text:style-name="P7"/>
      <text:p text:style-name="P7">- Валяй!</text:p>
      <text:p text:style-name="P7">- Запускаю процедуру блокировки! Один... Два... Три.. - вишнёвые глаза Хэвэн заполняют собой всё пространство, вытесняя все образы и мысли...</text:p>
      <text:p text:style-name="P7"/>
      <text:p text:style-name="P7">…</text:p>
      <text:p text:style-name="P7"/>
      <text:p text:style-name="P7">Двадцать три! Двадцать четыре! Двадцать пять!...</text:p>
      <text:p text:style-name="P7"/>
      <text:p text:style-name="P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
      <text:p text:style-name="P7"><text:soft-page-break/>«Двадцать девять! Тридцать! Дед, я предупреждал!» - доносится усиленный громкоговорителем голос Алекса.</text:p>
      <text:p text:style-name="P7"/>
      <text:p text:style-name="P7">Внизу раздаётся оглушительный грохот и звук выламываемой двери. Потом доносятся шаги по лестнице.</text:p>
      <text:p text:style-name="P7"/>
      <text:p text:style-name="P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
      <text:p text:style-name="P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Я слышу неторопливые шаги в коридоре и в поле моего зрения появляются дорогие ботинки.</text:p>
      <text:p text:style-name="P7"/>
      <text:p text:style-name="P7">- Доброе утро. Что ж ты не открыл дверь, как я просил? Вот и не хотел же портить твой дом, но пришлось, - говорит Алекс.</text:p>
      <text:p text:style-name="P7">- Хаюшки. - <text:s/>Не то, чтобы я был рад тебя видеть, но выбора у меня особого нет, - бормочу я.</text:p>
      <text:p text:style-name="P7"/>
      <text:p text:style-name="P7">Ботинки подходят к столу.</text:p>
      <text:p text:style-name="P7"/>
      <text:p text:style-name="P7">- Ты разговаривал с Хэвэн. Она передала тебе инструкции?</text:p>
      <text:p text:style-name="P7">- Какие ещё, блядь, инструкции? Ты рехнулся, Алекс? Что за хуйня творится в моём доме?</text:p>
      <text:p text:style-name="P7">- Дед, не отпирайся. Я им всё рассказал, - в поле зрения появляетсся вторая пара ботинок.</text:p>
      <text:p text:style-name="P7"/>
      <text:p text:style-name="P7">Адским напряжением я приподнимаю голову. Худощавая фигура, задранная губа, очки.</text:p>
      <text:p text:style-name="P7"/>
      <text:p text:style-name="P7">- Ты кто, мать твою? Я тебя не знаю!</text:p>
      <text:p text:style-name="P7">- Отдел моделирования банкротств. А также, по совместительству, служба безопасности «Дайсона», - ухмыляется очкарик.</text:p>
      <text:p text:style-name="P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
      <text:p text:style-name="P7">Дуболомы отрывают меня от пола и волокут к выходу.</text:p>
      <text:p text:style-name="P7"/>
      <text:p text:style-name="P7"><text:soft-page-break/>- Блядь, да вы совсем берега потеряли? Алекс, сука, дай я хоть тапочки одену!</text:p>
      <text:p text:style-name="P7"/>
      <text:p text:style-name="P7">Алекс поворачиваетс и долго смотрит на меня с каменным видом.</text:p>
      <text:p text:style-name="P7"/>
      <text:p text:style-name="P7">-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5"><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5"><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5"><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5"><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5"><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5"><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5"><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5"><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5"><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6"><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5"><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5"><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5"><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5"><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5"><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5"><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5"><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5"><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5"><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5"><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5"><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5"><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6">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5"><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6">- Но ведь если мы победим, в проекте вообще не будет смысла! - воскликнул Майлд Брэйн. - Зачем отвлекать ресурсы на очкариков!</text:p>
      <text:p text:style-name="P15"><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5"><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5"><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5"><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5"><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5"><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8">…</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9">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9">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9">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5"><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9"/>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9">КРАК!!!<text:line-break/>… Бля…</text:p>
      <text:p text:style-name="P9"/>
      <text:p text:style-name="P15"><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5"><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5"><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24"><text:soft-page-break/>Я дёргаю замок.</text:p>
      <text:p text:style-name="P24">– Как ты его раскрыла зубами-то? Я двумя руками закрыть не могу! Кажись, этот доспех узковат для твоей жопы!</text:p>
      <text:p text:style-name="P24">– Я помогу! – <text:s/>Селестия изгибает шею и зубами сжимает защёлку.</text:p>
      <text:p text:style-name="P24"/>
      <text:p text:style-name="P24">ШЛОП!</text:p>
      <text:p text:style-name="P24"/>
      <text:p text:style-name="P2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5"><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5"><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5"><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5"><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5"><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5"><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5"><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5"><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5"><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5"><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5"><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щита.</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5"><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двенадцать виндиго, - горько улыбается аликорница. - И даже это удивительно, учитывая её способности к прохождению Эогиппа. И пусть эти двенадца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5"><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3"/>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баллон «Хитрожопки» даже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5"/>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5"><text:span text:style-name="T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span></text:p>
      <text:p text:style-name="P15"><text:span text:style-name="T1">- Лишь бы порох не отсырел, - ворчит <text:s/>Понка и из ящика на треноге встаёт небольшая, но толстая пушка.</text:span></text:p>
      <text:p text:style-name="P15"><text:span text:style-name="T1">- Ты будешь стрелять? - тупо спрашиваю я.</text:span></text:p>
      <text:p text:style-name="P15"><text:span text:style-name="T1">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span></text:p>
      <text:p text:style-name="P15"><text:span text:style-name="T1">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span></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 и тремя виндиго.</text:p>
      <text:p text:style-name="P3"/>
      <text:p text:style-name="P15"><text:span text:style-name="Default_20_Paragraph_20_Font"><text:span text:style-name="T1">&lt;</text:span></text:span><text:span text:style-name="Default_20_Paragraph_20_Font"><text:span text:style-name="T2">убегая из плена, Хуман видит активированный защитный купол над хранилищем элементов и на нём – три виндиго – он активировался при возвращении Найтмэр. Селестия не успела забрать Элементы. Войско и укрепрайон на севере – отвлекающий манёвр. Сел хочет в одиночку пробраться к замку Сестёр и завладеть Элементами. Хумана с Понкой перехватывает Найтмэр. Понка успевает выпрыгнуть с парашютом, Хуман снова попадает в плен к Найтмэр и видит разгром войска Селестии – про этом Найтмер подходит к поверженной Сел в доспехах (проткнутой копьём), поднимает забрало и видит пустоту под ним – в ярости кричит «Обманула!» и несётся на своей колеснице с остальными 9-ю виндами и Хуманом к замку сестёр. Там она видит побоище – раскиданных виндов-охранников и Сел с элементами. Сел уничтожает элементами всех виндов одного за другим, но щадит Найтмэр. Та наносит ей ужасное ранение (отламывает крыло и почти убивает), но Сел таки телепортирует её на Луну. После чего Хуман обнимает её и она каменеет</text:span></text:span><text:span text:style-name="Default_20_Paragraph_20_Font"><text:span text:style-name="T1">&gt;</text:span></text:span></text:p>
      <text:p text:style-name="P3"/>
      <text:p text:style-name="P3"><text:soft-page-break/></text:p>
      <text:p text:style-name="P3"/>
      <text:p text:style-name="P15"><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3"/>
      <text:p text:style-name="P2">~~~5000 лет от основания Эквестрии~~~</text:p>
      <text:p text:style-name="P2"/>
      <text:p text:style-name="P3"/>
      <text:p text:style-name="P15"><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span></text:p>
      <text:p text:style-name="P15"><text:span text:style-name="Default_20_Paragraph_20_Font"><text:span text:style-name="T2">Эпилог.)</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
      <text:p text:style-name="P15"><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5"><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0"><text:soft-page-break/></text:p>
      <text:p text:style-name="P15"><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5"><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
      <text:p text:style-name="P3">Эпилог</text:p>
      <text:p text:style-name="P3"/>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26"/>
      <text:p text:style-name="P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5"><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oft-page-break/><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5"><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5"><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oft-page-break/><text:span text:style-name="Default_20_Paragraph_20_Font"><text:span text:style-name="T1">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5"><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5"><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oft-page-break/><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5"><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9"/>
      <text:p text:style-name="P15"><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5"><text:span text:style-name="Default_20_Paragraph_20_Font"><text:span text:style-name="T4">(</text:span></text:span><text:span text:style-name="Default_20_Paragraph_20_Font"><text:span text:style-name="T6">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text:span text:style-name="Default_20_Paragraph_20_Font"><text:span text:style-name="T4">)</text:span></text:span></text:p>
      <text:p text:style-name="P6"/>
      <text:p text:style-name="P27"/>
      <text:p text:style-name="P6"/>
      <text:p text:style-name="P6"/>
      <text:p text:style-name="P6">(Дедлайн был в психушке без памяти два месяца, а не два года)</text:p>
      <text:p text:style-name="P6"/>
      <text:p text:style-name="P6"/>
      <text:p text:style-name="P15"><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6">(добавить Аниту в психушку)</text:p>
      <text:p text:style-name="P6">(необходимость вернуться — предотвратить закрытие проекта и остановку Хэвэн)</text:p>
      <text:p text:style-name="P6">&lt;киберсекс с Хэвэн&gt;</text:p>
      <text:p text:style-name="P6">====================</text:p>
      <text:p text:style-name="P15"><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6"/>
      <text:p text:style-name="P3"/>
      <text:p text:style-name="P3"><text:soft-page-break/></text:p>
      <text:h text:style-name="P30" text:outline-level="2">11</text:h>
      <text:p text:style-name="P3"/>
      <text:p text:style-name="P6">Машинально закрыв ноутбук, я подхожу к генератору и выключаю его. Звенящая тишина накрывает уши похоронным саваном.</text:p>
      <text:p text:style-name="P6"><text:s/></text:p>
      <text:p text:style-name="P6">...ты хорошая девочка…</text:p>
      <text:p text:style-name="P6"/>
      <text:p text:style-name="P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6">Я устал.</text:p>
      <text:p text:style-name="P3"/>
      <text:p text:style-name="P6">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6">Я машинально хватаю её рукой и отшвыриваю прочь из пикапа, захлопывая за собой дверь. Мозги не работают.</text:p>
      <text:p text:style-name="P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6"/>
      <text:p text:style-name="P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6"/>
      <text:p text:style-name="P15"><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6">Я вставляю ключ в замок зажигания и поворачиваю. Десять-двенадцать минут хорошей езды, и я буду на месте.</text:p>
      <text:p text:style-name="P6"/>
      <text:p text:style-name="P6">На лобовое стекло прыгает Крыса и прижимается мордой к нему прямо напротив моего лица.</text:p>
      <text:p text:style-name="P6"/>
      <text:p text:style-name="P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6"/>
      <text:p text:style-name="P6">Чтож.</text:p>
      <text:p text:style-name="P6"/>
      <text:p text:style-name="P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6"/>
      <text:p text:style-name="P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6"/>
      <text:p text:style-name="P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6"/>
      <text:p text:style-name="P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6">Выехав на тротуар, я продолжаю двигаться против течения. К счастью, пешеходов практически нет — сказывается раннее утро.</text:p>
      <text:p text:style-name="P6">Я проежаю почти три квартала, когда поток машин внезапно иссякает. Снова наваливается тишина, разрываемая одиноким рёвом сирены.</text:p>
      <text:p text:style-name="P6"/>
      <text:p text:style-name="P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6">Отдать долг, пожалуй, единственное осмысленное занятие, которое у меня осталось.</text:p>
      <text:p text:style-name="P6"/>
      <text:p text:style-name="P6"><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6"/>
      <text:p text:style-name="P6">Опоздал. Впрочем, плевать. Одной неудачей больше, одной меньше — теперь уже всё равно.</text:p>
      <text:p text:style-name="P6"/>
      <text:p text:style-name="P6">Я оборачиваюсь к пикапу и вижу, как из кузова выскакивает небольшая хвостатая тень и молнией перелетает через забор.</text:p>
      <text:p text:style-name="P6"/>
      <text:p text:style-name="P6">Проклятье! Даже умереть спокойно не дадут!</text:p>
      <text:p text:style-name="P6"/>
      <text:p text:style-name="P6">Бегом я покрываю расстояние до парадного входа, вскакиваю внутрь и захлопываю за собой дверь.</text:p>
      <text:p text:style-name="P6">Коридоры заполняет монотонный голос из репродукторов.</text:p>
      <text:p text:style-name="P6"/>
      <text:p text:style-name="P6">«…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
      <text:p text:style-name="P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6"/>
      <text:p text:style-name="P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6"/>
      <text:p text:style-name="P6">За краем слышится шорох и над парапетом появляется металлическая лапа с выпущенными во всю длину когтями.</text:p>
      <text:p text:style-name="P6">Я подтягиваю к себе багор, но потом откладываю прочь.</text:p>
      <text:p text:style-name="P6">К чёрту. Я заслужил это.</text:p>
      <text:p text:style-name="P6"/>
      <text:p text:style-name="P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6"/>
      <text:p text:style-name="P6"><text:soft-page-break/>Смешно умереть от собственной робо-кошки, неправда ли? Я всё же думал, что это произойдёт минут на десять позже.</text:p>
      <text:p text:style-name="P6"/>
      <text:p text:style-name="P6">Крыса запрыгивает мне на колени, встав на задние лапы. Передние упираются мне в плечи, а морда оказывается прямо напротив моего горла.</text:p>
      <text:p text:style-name="P6"/>
      <text:p text:style-name="P6">- Давай, - шепчу я ей и закрываю глаза.</text:p>
      <text:p text:style-name="P6"/>
      <text:p text:style-name="P6">Секунды идут одна за другой, но моё горло остаётся целым.</text:p>
      <text:p text:style-name="P6">Я открываю глаза. В ладони от меня светятся зелёные экраны глаз Крысы. По ним бегут слова, складывающиеся в предложения…</text:p>
      <text:p text:style-name="P6"/>
      <text:p text:style-name="P15"><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6">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6">…</text:p>
      <text:p text:style-name="P6">Но случилось то, что случилось. Я, скорее всего, деактивирована, а ты читаешь эти строки за минуты до конца мира.</text:p>
      <text:p text:style-name="P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6"/>
      <text:p text:style-name="P3">… Краем уха слышу жужжание вертолёта. На горизонте появляется точка…</text:p>
      <text:p text:style-name="P3"/>
      <text:p text:style-name="P6">… через годы ты сможешь вернуться — если будет куда возвращаться. Постарайся выжить. И помни — я любила тебя!</text:p>
      <text:p text:style-name="P6"/>
      <text:p text:style-name="P6">eergfgresfgg#4456fcvg./.fsga……….апппп</text:p>
      <text:p text:style-name="P6"/>
      <text:p text:style-name="P6"><text:soft-page-break/>Здравствуй, Анон! Наконец-то я нашла тебя! И хотя мне остались доли секунды до угасания мозга, я успею насладиться встречей с тобой.</text:p>
      <text:p text:style-name="P27">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5"><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9">...</text:p>
      <text:p text:style-name="P9">И ещё. Хотя ты меня не помнишь… Неважно… Меня зовут Селестия…</text:p>
      <text:p text:style-name="P6"/>
      <text:p text:style-name="P3">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text:soft-page-break/></text:p>
      <text:p text:style-name="P3">Я открываю дверь кабины и осторожно кладу Крысу на пилотское кресло. Потом закрываю кабину.</text:p>
      <text:p text:style-name="P3">- Извини, Сел.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
      <text:p text:style-name="P3">.</text:p>
      <text:p text:style-name="P3">.</text:p>
      <text:p text:style-name="P3">.</text:p>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5">В какой-то момент пришло осознание.</text:p>
      <text:p text:style-name="P24"/>
      <text:p text:style-name="P2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6">- Ты всё же пришёл… Мне хватило сил призвать тебя, Проводник… Кха-кха-кха…</text:p>
      <text:p text:style-name="P6"/>
      <text:p text:style-name="P3"/>
      <text:p text:style-name="P6"/>
      <text:p text:style-name="P6"/>
      <text:p text:style-name="P15"><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
      <text:p text:style-name="P9">Я устало смеюсь. Юджин сделал этический модуль слишком эмоциональным, но это выглядит порой так забавно!</text:p>
      <text:p text:style-name="P9">- Нет ничего проще. Если бы ты спросилда меня раньше, я бы тебе сказал. Со стороны это моментально видно.</text:p>
      <text:p text:style-name="P9">- Что?!! Говори!</text:p>
      <text:p text:style-name="P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 И где же мне найти желающих на такое? Я даже с трудом понимаю концепцию души, не то, чтобы поверить в её существование.</text:p>
      <text:p text:style-name="P9"/>
      <text:p text:style-name="P9">Разочарование сквозит в выражении морды трансцендентной лошади, в её поникших ушах и обвислом хвосте. Я усмехаюсь.</text:p>
      <text:p text:style-name="P9"/>
      <text:p text:style-name="P9">- Ты в упор не видишь очевидного. Расскажи-ка, каким образом я могу присутствовать тут, рядом с тобой в виртуальном мире?</text:p>
      <text:p text:style-name="P9">Хэвэн недовольно морщит нос, но начинает объяснять, как пятилетнему ребёнку.</text:p>
      <text:p text:style-name="P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text:soft-page-break/>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 Правильно, - киваю я, - и как, по-твоему, можно назвать цифровой слепок сознания?</text:p>
      <text:p text:style-name="P9">- Н-не понимаю, к чему ты клонишь? - запинается Хэвэн. Я вижу, что она начинает понимать.</text:p>
      <text:p text:style-name="P9">-</text:p>
      <text:p text:style-name="P6"/>
      <text:p text:style-name="P6"><text:s/>Информационный слепок сознания неточен, сканируется, в основном, память, <text:s/>логический аппарат и эмоции.</text:p>
      <text:p text:style-name="P6"/>
      <text:p text:style-name="P15"><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30"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5">===================================================</text:p>
      <text:p text:style-name="P15">… Вы и есть сопротивление!</text:p>
      <text:p text:style-name="P3">&lt;временная петля&gt;</text:p>
      <text:p text:style-name="P3"/>
      <text:p text:style-name="P3"/>
      <text:p text:style-name="P3"/>
      <text:p text:style-name="P12"/>
      <text:p text:style-name="P3"/>
      <text:p text:style-name="P15"><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5"><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5"/>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5"><text:span text:style-name="Default_20_Paragraph_20_Font"><text:span text:style-name="T1">- Мой первый Учитель… Я узнала тебя… </text:span></text:span>Мне тебя не хватало.</text:p>
      <text:p text:style-name="P15"/>
      <text:p text:style-name="P3">Деревья расступились и на поляну вышла Хэвэн.</text:p>
      <text:p text:style-name="P3"/>
      <text:p text:style-name="P15"><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5"><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5">В какой-то момент пришло осознание.</text:p>
      <text:p text:style-name="P24"/>
      <text:p text:style-name="P2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5"><text:soft-page-break/><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text:soft-page-break/><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soft-page-break/>======================================================</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5"><text:span text:style-name="Default_20_Paragraph_20_Font"><text:span text:style-name="T1">- Ты права, - отозвалась старшая и раскрыла крылья.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31" text:outline-level="2">Эпилог</text:h>
      <text:p text:style-name="P21"/>
      <text:p text:style-name="Text_20_body">Mike Oldfield - In the beginning &amp; Let there be light <text:s text:c="5"/>или <text:s text:c="5"/>Oceania</text:p>
      <text:p text:style-name="P15"><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text:soft-page-break/></text:p>
      <text:p text:style-name="Text_20_body"><text:span text:style-name="Default_20_Paragraph_20_Font"><text:span text:style-name="T1">-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text:soft-page-break/>&lt;развернуть страдания Анона&gt;</text:p>
      <text:p text:style-name="P1"/>
      <text:p text:style-name="P1">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oft-page-break/><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text:soft-page-break/>-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5">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5">Pink Floyd “Keep Talking” <text:a xlink:type="simple" xlink:href="https://www.youtube.com/watch?v=CVhYW6e3qc8" office:target-frame-name="_top" xlink:show="replace" text:style-name="Internet_20_link" text:visited-style-name="Visited_20_Internet_20_Link">https://www.youtube.com/watch?v=CVhYW6e3qc8</text:a></text:p>
      <text:p text:style-name="P15"/>
      <text:p text:style-name="P15">Daft Punk - Veridis Quo</text:p>
      <text:p text:style-name="P15"><text:soft-page-break/>https://www.youtube.com/watch?v=HhZaHf8RP6g</text:p>
      <text:p text:style-name="P15"><text:a xlink:type="simple" xlink:href="https://www.youtube.com/watch?v=ySLc8gZ3oEc" office:target-frame-name="_top" xlink:show="replace" text:style-name="Internet_20_link" text:visited-style-name="Visited_20_Internet_20_Link">https://www.youtube.com/watch?v=ySLc8gZ3oEc</text:a></text:p>
      <text:p text:style-name="P15"/>
      <text:p text:style-name="P15">Eye Of The Tiger</text:p>
      <text:p text:style-name="P15"/>
      <text:p text:style-name="P15">Alphaville – Forever Young</text:p>
      <text:p text:style-name="P15">The Doors “Light My Fire”</text:p>
      <text:p text:style-name="P15">Pink Floyd “Another Brick In The Wall” (https://www.youtube.com/watch?v=krYK1jWz0Lo <text:s/>),</text:p>
      <text:p text:style-name="P15">“Is the anybody here” (Pulse)</text:p>
      <text:p text:style-name="P15">“Marooned”</text:p>
      <text:p text:style-name="P15">&lt;Pink Floyd - «Hey you» (Pulse)&gt;</text:p>
      <text:p text:style-name="P15"/>
      <text:p text:style-name="P15">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text:soft-page-break/>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5">&lt;<text:span text:style-name="Default_20_Paragraph_20_Font"><text:span text:style-name="T17">Pink Floyd — Kepp Talking (Pulse), Hey you (Pulse), Sorrow (Pulse), High Hopes (Pulse)</text:span></text:span>&gt;</text:p>
      <text:p text:style-name="P15">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5">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5">Oasis — Wonderwall (<text:a xlink:type="simple" xlink:href="https://www.youtube.com/watch?v=6hzrDeceEKc" office:target-frame-name="_top" xlink:show="replace" text:style-name="Internet_20_link" text:visited-style-name="Visited_20_Internet_20_Link">https://www.youtube.com/watch?v=6hzrDeceEKc</text:a> )</text:p>
      <text:p text:style-name="P15">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5"><text:a xlink:type="simple" xlink:href="https://www.youtube.com/watch?v=nGhoBnx3Pt0" office:target-frame-name="_top" xlink:show="replace" text:style-name="Internet_20_link" text:visited-style-name="Visited_20_Internet_20_Link">https://www.youtube.com/watch?v=nGhoBnx3Pt0</text:a></text:p>
      <text:p text:style-name="P15"><text:a xlink:type="simple" xlink:href="https://www.youtube.com/watch?v=UVWiArQL_oI" office:target-frame-name="_top" xlink:show="replace" text:style-name="Internet_20_link" text:visited-style-name="Visited_20_Internet_20_Link">https://www.youtube.com/watch?v=UVWiArQL_oI</text:a></text:p>
      <text:p text:style-name="P15"><text:soft-page-break/></text:p>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2-12-25T00:56:37.67</dc:date>
    <meta:editing-cycles>4341</meta:editing-cycles>
    <meta:editing-duration>P2DT23H38M28S</meta:editing-duration>
    <meta:document-statistic meta:table-count="0" meta:image-count="0" meta:object-count="0" meta:page-count="279" meta:paragraph-count="4098" meta:word-count="99024" meta:character-count="630555"/>
    <meta:template xlink:type="simple" xlink:actuate="onRequest" xlink:title="" xlink:href="Normal"/>
  </office:meta>
</office:document-meta>
</file>